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 &lt;html lang="fr"&gt; &lt;head&gt; &lt;meta charset="UTF-8"&gt; &lt;title&gt;Mon premier site GitHub&lt;/title&gt; &lt;link rel="stylesheet" href="style.css"&gt; &lt;/head&gt; &lt;body&gt; &lt;h1&gt;Bienvenue sur mon site !&lt;/h1&gt; &lt;p&gt;Ceci est ma première page web hébergée sur GitHub.&lt;/p&gt; &lt;/body&gt; 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dra DUARTE</meta:initial-creator>
    <dc:creator>Sandra DUARTE</dc:creator>
    <meta:creation-date>2025-05-08T17:44:00Z</meta:creation-date>
    <dc:date>2025-05-08T17:45:00Z</dc:date>
    <meta:template xlink:href="Normal" xlink:type="simple"/>
    <meta:editing-cycles>1</meta:editing-cycles>
    <meta:editing-duration>PT60S</meta:editing-duration>
    <meta:document-statistic meta:page-count="1" meta:paragraph-count="1" meta:word-count="40" meta:character-count="265" meta:row-count="1" meta:non-whitespace-character-count="226"/>
  </office:meta>
</office:document-meta>
</file>